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style>
    <style:style style:name="Table1.A" style:family="table-column">
      <style:table-column-properties style:column-width="2.963cm" style:rel-column-width="1680*"/>
    </style:style>
    <style:style style:name="Table1.B" style:family="table-column">
      <style:table-column-properties style:column-width="12.111cm" style:rel-column-width="686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5.074cm" table:align="margins"/>
    </style:style>
    <style:style style:name="Table3.A" style:family="table-column">
      <style:table-column-properties style:column-width="3.572cm" style:rel-column-width="2025*"/>
    </style:style>
    <style:style style:name="Table3.B" style:family="table-column">
      <style:table-column-properties style:column-width="11.502cm" style:rel-column-width="652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Heading_20_1">
      <style:text-properties fo:language="en" fo:country="GB"/>
    </style:style>
    <style:style style:name="P12" style:family="paragraph" style:parent-style-name="Heading_20_1" style:list-style-name="" style:master-page-name="MP2">
      <style:paragraph-properties style:page-number="auto" fo:break-before="page"/>
      <style:text-properties fo:language="en" fo:country="GB"/>
    </style:style>
    <style:style style:name="P13" style:family="paragraph" style:parent-style-name="Text_20_body">
      <style:text-properties fo:language="en" fo:country="GB"/>
    </style:style>
    <style:style style:name="P14" style:family="paragraph" style:parent-style-name="Text_20_body">
      <style:paragraph-properties style:writing-mode="lr-tb"/>
    </style:style>
    <style:style style:name="P15" style:family="paragraph" style:parent-style-name="Contents_20_1">
      <style:paragraph-properties>
        <style:tab-stops>
          <style:tab-stop style:position="15.074cm" style:type="right" style:leader-style="dotted" style:leader-text="."/>
        </style:tab-stops>
      </style:paragraph-properties>
    </style:style>
    <style:style style:name="P16" style:family="paragraph" style:parent-style-name="Contents_20_2">
      <style:paragraph-properties>
        <style:tab-stops>
          <style:tab-stop style:position="14.58cm" style:type="right" style:leader-style="dotted" style:leader-text="."/>
        </style:tab-stops>
      </style:paragraph-properties>
    </style:style>
    <style:style style:name="P17" style:family="paragraph" style:parent-style-name="ForsideKunstSkrift" style:master-page-name="MPF0">
      <style:paragraph-properties style:page-number="auto" fo:break-before="page"/>
      <style:text-properties fo:language="en" fo:country="GB"/>
    </style:style>
    <style:style style:name="P18" style:family="paragraph" style:parent-style-name="ForsideKunstSkrift" style:master-page-name="MP3">
      <style:paragraph-properties style:page-number="2" fo:break-before="page"/>
      <style:text-properties fo:language="en" fo:country="GB"/>
    </style:style>
    <style:style style:name="P19"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language="en" fo:country="GB" fo:font-weight="normal" style:font-weight-asian="normal" style:font-weight-complex="normal"/>
    </style:style>
    <style:style style:name="T4" style:family="text">
      <style:text-properties fo:font-size="10pt" fo:language="en" fo:country="GB" style:font-size-asian="10pt" style:font-size-complex="10pt"/>
    </style:style>
    <style:style style:name="T5" style:family="text">
      <style:text-properties fo:font-size="10pt" fo:language="da" fo:country="DK" style:font-size-asian="10pt" style:font-size-complex="10pt"/>
    </style:style>
    <style:style style:name="T6" style:family="text">
      <style:text-properties fo:color="#d46c0e" fo:font-size="10pt" fo:language="da" fo:country="DK" style:font-size-asian="10pt" style:font-size-complex="10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9"/>
      <text:p text:style-name="P5"><text:title>Batch client</text:title></text:p>
      <text:p text:style-name="P7"><text:subject>Description and usage</text:subject></text:p>
      <text:p text:style-name="P9"/>
      <text:p text:style-name="P9"/>
      <text:p text:style-name="P3"/>
      <text:p text:style-name="P4"><draw:g text:anchor-type="as-char" svg:y="0cm" draw:z-index="0" draw:name="Group 3" draw:style-name="gr1"><draw:g draw:name="Group 4" draw:style-name="gr2"><draw:custom-shape draw:name="AutoShape 5" draw:style-name="gr3" draw:text-style-name="P1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1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1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1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1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1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1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1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1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1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1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1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1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1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1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1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1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1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1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1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1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1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4">© Copyright </text:span></text:span><text:span text:style-name="Default_20_Paragraph_20_Font"><text:span text:style-name="T4"><text:date style:data-style-name="N5108" text:date-value="2012-05-08T15:15:12.28">2012</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5"><text:a xlink:type="simple" xlink:href="#__RefHeading__744_2098529114">Introduction<text:tab/>3</text:a></text:p>
          <text:p text:style-name="P15"><text:a xlink:type="simple" xlink:href="#__RefHeading__436_46715803">Parameters<text:tab/>4</text:a></text:p>
          <text:p text:style-name="P15"><text:a xlink:type="simple" xlink:href="#__RefHeading__2855_712427283">Using RefreshData<text:tab/>5</text:a></text:p>
          <text:p text:style-name="P16"><text:a xlink:type="simple" xlink:href="#__RefHeading__1623_646876651">Needed parameters<text:tab/>5</text:a></text:p>
          <text:p text:style-name="P16"><text:a xlink:type="simple" xlink:href="#__RefHeading__1625_646876651">Example<text:tab/>5</text:a></text:p>
          <text:p text:style-name="P15"><text:a xlink:type="simple" xlink:href="#__RefHeading__2867_712427283">Creating the data file<text:tab/>6</text:a></text:p>
          <text:p text:style-name="P16"><text:a xlink:type="simple" xlink:href="#__RefHeading__1627_646876651">DPR with foreign nationalities<text:tab/>6</text:a></text:p>
        </text:index-body>
      </text:table-of-content>
      <text:p text:style-name="P6"/>
      <text:h text:style-name="P12" text:outline-level="1"><text:bookmark text:name="__RefHeading__744_2098529114"/>Introduction<text:bookmark-end text:name="__RefHeading__744_2098529114"/></text:h>
      <text:p text:style-name="P4">This application loops through a set of CPR numbers, and does various actions for each, depending on the parameters</text:p>
      <text:p text:style-name="P4">Each attempt to run the program will create a folder "Runs\yyyy MM dd HH_mm" that contains</text:p>
      <table:table table:name="Table3" table:style-name="Table3">
        <table:table-column table:style-name="Table3.A"/>
        <table:table-column table:style-name="Table3.B"/>
        <table:table-row>
          <table:table-cell table:style-name="Table3.A1" office:value-type="string">
            <text:p text:style-name="Text_20_body">Registrations folder</text:p>
          </table:table-cell>
          <table:table-cell table:style-name="Table3.B1" office:value-type="string">
            <text:p text:style-name="Text_20_body">Usually contains the PersonRegistration objects of people in XML format. Be sure to delete this folder as soon as you are done, or it will cause a security hole</text:p>
          </table:table-cell>
        </table:table-row>
        <table:table-row>
          <table:table-cell table:style-name="Table3.A2" office:value-type="string">
            <text:p text:style-name="Text_20_body">Succeeded.txt</text:p>
          </table:table-cell>
          <table:table-cell table:style-name="Table3.B2" office:value-type="string">
            <text:p text:style-name="Text_20_body">CPR numbers that succeeded</text:p>
          </table:table-cell>
        </table:table-row>
        <table:table-row>
          <table:table-cell table:style-name="Table3.A2" office:value-type="string">
            <text:p text:style-name="Text_20_body">Failed.txt</text:p>
          </table:table-cell>
          <table:table-cell table:style-name="Table3.B2" office:value-type="string">
            <text:p text:style-name="Text_20_body">CPR numbers that failed</text:p>
          </table:table-cell>
        </table:table-row>
        <table:table-row>
          <table:table-cell table:style-name="Table3.A2" office:value-type="string">
            <text:p text:style-name="Text_20_body">Log.txt</text:p>
          </table:table-cell>
          <table:table-cell table:style-name="Table3.B2" office:value-type="string">
            <text:p text:style-name="Text_20_body">Program log, contains progress and exceptions</text:p>
          </table:table-cell>
        </table:table-row>
      </table:table>
      <text:p text:style-name="P3"/>
      <text:h text:style-name="P11" text:outline-level="1"><text:bookmark text:name="__RefHeading__436_46715803"/>Parameters<text:bookmark-end text:name="__RefHeading__436_46715803"/></text:h>
      <text:p text:style-name="Text_20_body">BatchClient.exe param1 param1Value param2 param2Value</text:p>
      <text:p text:style-name="Text_20_body"/>
      <table:table table:name="Table1" table:style-name="Table1">
        <table:table-column table:style-name="Table1.A"/>
        <table:table-column table:style-name="Table1.B"/>
        <table:table-row>
          <table:table-cell table:style-name="Table1.A1" office:value-type="string">
            <text:p text:style-name="Text_20_body">/envType</text:p>
          </table:table-cell>
          <table:table-cell table:style-name="Table1.B1" office:value-type="string">
            <text:p text:style-name="Text_20_body">Type of object to create. Should be inherited from CprBroker.Utilities.ConsoleApps.ConsoleEnvironment</text:p>
          </table:table-cell>
        </table:table-row>
        <table:table-row>
          <table:table-cell table:style-name="Table1.A2" office:value-type="string">
            <text:p text:style-name="Text_20_body">/source</text:p>
          </table:table-cell>
          <table:table-cell table:style-name="Table1.B2" office:value-type="string">
            <text:p text:style-name="Text_20_body">File name that contains all cpr numbers, each on a single line</text:p>
          </table:table-cell>
        </table:table-row>
        <table:table-row>
          <table:table-cell table:style-name="Table1.A2" office:value-type="string">
            <text:p text:style-name="Text_20_body">/startPnr</text:p>
          </table:table-cell>
          <table:table-cell table:style-name="Table1.B2" office:value-type="string">
            <text:p text:style-name="Text_20_body">Ignore the cpr numbers before this number. This can be used if you want to restart the process from the middle, rather than repeat the whole batch again</text:p>
          </table:table-cell>
        </table:table-row>
        <table:table-row>
          <table:table-cell table:style-name="Table1.A2" office:value-type="string">
            <text:p text:style-name="Text_20_body">/partUrl</text:p>
          </table:table-cell>
          <table:table-cell table:style-name="Table1.B2" office:value-type="string">
            <text:p text:style-name="Text_20_body">URL to Part.asmx</text:p>
          </table:table-cell>
        </table:table-row>
        <table:table-row>
          <table:table-cell table:style-name="Table1.A2" office:value-type="string">
            <text:p text:style-name="Text_20_body">/brokerDb</text:p>
          </table:table-cell>
          <table:table-cell table:style-name="Table1.B2" office:value-type="string">
            <text:p text:style-name="Text_20_body">Connection string to CPR broker database</text:p>
          </table:table-cell>
        </table:table-row>
        <table:table-row>
          <table:table-cell table:style-name="Table1.A2" office:value-type="string">
            <text:p text:style-name="Text_20_body">/otherDb</text:p>
          </table:table-cell>
          <table:table-cell table:style-name="Table1.B2" office:value-type="string">
            <text:p text:style-name="Text_20_body">Connection string to any other database (depends on actual task)</text:p>
          </table:table-cell>
        </table:table-row>
        <table:table-row>
          <table:table-cell table:style-name="Table1.A2" office:value-type="string">
            <text:p text:style-name="Text_20_body">/appToken</text:p>
          </table:table-cell>
          <table:table-cell table:style-name="Table1.B2" office:value-type="string">
            <text:p text:style-name="Text_20_body">Application token passed to CPR broker</text:p>
          </table:table-cell>
        </table:table-row>
        <table:table-row>
          <table:table-cell table:style-name="Table1.A2" office:value-type="string">
            <text:p text:style-name="Text_20_body">/userToken</text:p>
          </table:table-cell>
          <table:table-cell table:style-name="Table1.B2" office:value-type="string">
            <text:p text:style-name="Text_20_body">User token passed to CPR broker</text:p>
          </table:table-cell>
        </table:table-row>
      </table:table>
      <text:h text:style-name="Heading_20_1" text:outline-level="1"><text:bookmark text:name="__RefHeading__2855_712427283"/><text:span text:style-name="Default_20_Paragraph_20_Font"><text:span text:style-name="T1">Using RefreshData</text:span></text:span><text:bookmark-end text:name="__RefHeading__2855_712427283"/></text:h>
      <text:h text:style-name="Heading_20_2" text:outline-level="2"><text:bookmark text:name="__RefHeading__1623_646876651"/><text:span text:style-name="Default_20_Paragraph_20_Font"><text:span text:style-name="T1">Needed parameters</text:span></text:span><text:bookmark-end text:name="__RefHeading__1623_646876651"/></text:h>
      <text:p text:style-name="Text_20_body"><text:span text:style-name="Default_20_Paragraph_20_Font"><text:span text:style-name="T1">/endType, /source, /partUrl, /appToken, /userToken</text:span></text:span></text:p>
      <text:h text:style-name="Heading_20_2" text:outline-level="2"><text:bookmark text:name="__RefHeading__1625_646876651"/><text:span text:style-name="Default_20_Paragraph_20_Font"><text:span text:style-name="T1">Example</text:span></text:span><text:bookmark-end text:name="__RefHeading__1625_646876651"/></text:h>
      <text:p text:style-name="Code"><text:span text:style-name="Default_20_Paragraph_20_Font"><text:span text:style-name="T1">BatchClient.exe /envType "BatchClient.RefreshData, BatchClient" /source "data1.txt;data2.txt" /partUrl "http://cprbroker/Services/Part.asmx" /appToken "11111111-2222-3333-4444-555555555555" /userToken MyUser </text:span></text:span></text:p>
      <text:h text:style-name="Heading_20_1" text:outline-level="1"><text:bookmark text:name="__RefHeading__2867_712427283"/><text:span text:style-name="Default_20_Paragraph_20_Font"><text:span text:style-name="T1">Creating the data file</text:span></text:span><text:bookmark-end text:name="__RefHeading__2867_712427283"/></text:h>
      <text:p text:style-name="P2"><text:span text:style-name="Default_20_Paragraph_20_Font"><text:span text:style-name="T1">The data file should usually be a text file, with each entry on a single line. This remainder of this chapter will list some ways of querying databases for the records that have some criteria.</text:span></text:span></text:p>
      <text:h text:style-name="Heading_20_2" text:outline-level="2"><text:bookmark text:name="__RefHeading__1627_646876651"/><text:span text:style-name="Default_20_Paragraph_20_Font"><text:span text:style-name="T2">DPR with foreign nationalities</text:span></text:span><text:bookmark-end text:name="__RefHeading__1627_646876651"/></text:h>
      <text:p text:style-name="Code"><text:span text:style-name="Default_20_Paragraph_20_Font"><text:span text:style-name="T1">SELECT PNR from DTTOTAL T where </text:span></text:span></text:p>
      <text:p text:style-name="Code"><text:span text:style-name="Default_20_Paragraph_20_Font"><text:span text:style-name="T1">(</text:span></text:span></text:p>
      <text:p text:style-name="Code"><text:span text:style-name="Default_20_Paragraph_20_Font"><text:span text:style-name="T1"><text:s text:c="2"/>NOT EXISTS(select * from DTSTAT S where S.PNR=T.PNR and s.ANNKOR is null and HAENSLUT is null)</text:span></text:span></text:p>
      <text:p text:style-name="Code"><text:span text:style-name="Default_20_Paragraph_20_Font"><text:span text:style-name="T1">)</text:span></text:span></text:p>
      <text:p text:style-name="Code"><text:span text:style-name="Default_20_Paragraph_20_Font"><text:span text:style-name="T1">OR</text:span></text:span></text:p>
      <text:p text:style-name="Code"><text:span text:style-name="Default_20_Paragraph_20_Font"><text:span text:style-name="T1">(</text:span></text:span></text:p>
      <text:p text:style-name="Code"><text:span text:style-name="Default_20_Paragraph_20_Font"><text:span text:style-name="T1"><text:s text:c="2"/>EXISTS (select * from DTSTAT S where S.PNR=T.PNR and s.ANNKOR is null and HAENSLUT is null and S.MYNKOD &lt;&gt; 5100) </text:span></text:span></text:p>
      <text:p text:style-name="Code"><text:span text:style-name="Default_20_Paragraph_20_Font"><text:span text:style-name="T1">)</text:span></text:span></text:p>
      <text:p text:style-name="Text_20_body"><text:span text:style-name="Default_20_Paragraph_20_Font"><text:span text:style-name="T2"/></text:span></text:p>
      <text:p text:style-name="Text_20_body"><text:span text:style-name="Default_20_Paragraph_20_Font"><text:span text:style-name="T2"/></text:span></text:p>
      <text:p text:style-name="Text_20_body"><text:span text:style-name="Default_20_Paragraph_20_Font"><text:span text:style-name="T2"/></text:span></text:p>
      <text:p text:style-name="P2"><text:span text:style-name="Default_20_Paragraph_20_Font"><text:span text:style-name="T2"/></text:span></text:p>
      <text:p text:style-name="Text_20_body"><text:span text:style-name="Default_20_Paragraph_20_Font"><text:span text:style-name="T2"/></text:span></text:p>
      <text:p text:style-name="P18"/>
      <text:p text:style-name="P9"/>
      <text:p text:style-name="P9"/>
      <text:p text:style-name="P9"/>
      <text:p text:style-name="P9"/>
      <text:p text:style-name="P9"/>
      <text:p text:style-name="P3"/>
      <text:p text:style-name="P3"><draw:g text:anchor-type="as-char" svg:y="0cm" draw:z-index="1" draw:name="Group 34" draw:style-name="gr1"><draw:g draw:name="Group 35" draw:style-name="gr2"><draw:custom-shape draw:name="AutoShape 36" draw:style-name="gr3" draw:text-style-name="P1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1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1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1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1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1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1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1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1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1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1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1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1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1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1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1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1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1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1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1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1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1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adresse</text:span></text:span><text:span text:style-name="Default_20_Paragraph_20_Font"><text:span text:style-name="T5"><text:line-break/>Studiestræde 14, 1.<text:line-break/>1455 København K</text:span></text:span></text:p>
      <text:p text:style-name="Footer"><text:span text:style-name="Default_20_Paragraph_20_Font"><text:span text:style-name="T6">email</text:span></text:span><text:span text:style-name="Default_20_Paragraph_20_Font"><text:span text:style-name="T5"><text:line-break/>info@magenta-aps.dk</text:span></text:span></text:p>
      <text:p text:style-name="Footer"><text:span text:style-name="Default_20_Paragraph_20_Font"><text:span text:style-name="T6">telefon</text:span></text:span><text:span text:style-name="Default_20_Paragraph_20_Font"><text:span text:style-name="T5"><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349cm" fo:line-height="0.49cm" fo:hyphenation-ladder-count="no-limit" style:page-number="auto"/>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Code" style:family="paragraph" style:class="text">
      <style:text-properties fo:color="#999999"/>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Batch client</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Batch client</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7"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Creating the data file</text:chapter></text:p>
      </style:header>
      <style:footer>
        <text:p text:style-name="Footer"><text:span text:style-name="MT1"><text:title>Batch client</text:title></text:span><text:span text:style-name="MT1"><text:tab/><text:tab/></text:span><text:span text:style-name="Paginering"><text:span text:style-name="MT1"><text:page-number text:select-page="current">6</text:page-number></text:span></text:span></text:p>
      </style:footer>
    </style:master-page>
    <style:master-page style:name="MP3" style:page-layout-name="Mpm6">
      <style:header>
        <text:p text:style-name="MP1"><draw:g text:anchor-type="paragraph" draw:z-index="8"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Batch client</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Batch client</dc:title>
    <dc:subject>Description and usage</dc:subject>
    <meta:initial-creator>Leif Lodahl</meta:initial-creator>
    <meta:creation-date>2011-02-14T18:01:00</meta:creation-date>
    <dc:date>2012-05-08T15:15:11.89</dc:date>
    <meta:print-date>2012-01-12T12:04:00</meta:print-date>
    <meta:editing-cycles>116</meta:editing-cycles>
    <meta:editing-duration>PT18H38M41S</meta:editing-duration>
    <meta:document-statistic meta:table-count="2" meta:image-count="0" meta:object-count="0" meta:page-count="8" meta:paragraph-count="0" meta:word-count="360" meta:character-count="2345" meta:non-whitespace-character-count="2036"/>
    <meta:template xlink:type="simple" xlink:actuate="onRequest" xlink:title="" xlink:href="./Magenta%20Rapport.ott"/>
  </office:meta>
</office:document-meta>
</file>